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background-color="#ffff00"/>
    </style:style>
    <style:style style:name="P3" style:family="paragraph" style:parent-style-name="Text_20_body" style:list-style-name="L1">
      <style:text-properties fo:background-color="#ffff00"/>
    </style:style>
    <style:style style:name="T1" style:family="text">
      <style:text-properties fo:font-size="10.5pt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tio Web de Eventos para la Escuela Aprende y Disfruta</text:h>
      <text:p text:style-name="Text_20_body">Tu carrera como desarrollador está consolidándose con los conocimientos que adquieres en cada módulo, llegó el momento de mostrar tus habilidades en JavaScript. </text:p>
      <text:p text:style-name="Text_20_body">Debido al suceso de tus proyectos anteriores, la escuela <text:span text:style-name="Strong_20_Emphasis">Aprende y Disfruta</text:span> te contactó para que desarrolles un proyecto para el sitio Web que desean crear con propósito es recolectar fondos para poder emprender ciertos proyectos de mejora de su infraestructura y proporcionar soporte a estudiantes que lo necesiten.</text:p>
      <text:p text:style-name="Text_20_body">El director y miembros del Comité de Padres y Representantes de la escuela desean que toda la comunidad, incluyendo padres, representantes, profesores, estudiantes y vecinos, se integren y participen activamente en estos eventos.</text:p>
      <text:p text:style-name="Text_20_body">El sitio debe hacer uso de <text:span text:style-name="Strong_20_Emphasis">JavaScript</text:span> para ofrecer soporte a varias funcionalidades dinámicas y atractivas para mostrar sus eventos en detalle y así poder recolectar la mayor cantidad de fondos posible. </text:p>
      <text:p text:style-name="Text_20_body">En su primera reunión con los directivos de la escuela, se recolectó los siguientes requerimientos funcionales y generales del sitio Web, donde nos referimos a usuario como aquel que visita el sitio Web:</text:p>
      <text:h text:style-name="Heading_20_3" text:outline-level="3">Requerimientos Funcionales</text:h>
      <text:list xml:id="list986184238" text:style-name="L1">
        <text:list-item>
          <text:p text:style-name="P2">El usuario debe poder acceder cuatro páginas desde cualquier otra página: “Inicio” (Home), “Próximos Eventos”, “Eventos Pasados” y “Registro”.</text:p>
        </text:list-item>
        <text:list-item>
          <text:p text:style-name="P2">Cada página del sitio debe incluir el nombre de la escuela “Escuela: Aprende y Disfruta”. </text:p>
        </text:list-item>
        <text:list-item>
          <text:p text:style-name="P1">El sitio debe mostrar dos eventos (futuros y pasados) por defecto en la página de inicio.</text:p>
        </text:list-item>
        <text:list-item>
          <text:p text:style-name="P2">El usuario debe tener la opción de ver todos los eventos a través de un botón de “Ver todos” en la página inicial.</text:p>
        </text:list-item>
        <text:list-item>
          <text:p text:style-name="P1">El usuario debe poder ver los eventos pasados y futuros en su respectiva página. Para esto integra la solución que desarrollaste en el curso relacionada a despliegue de eventos.</text:p>
        </text:list-item>
        <text:list-item>
          <text:p text:style-name="P1">El usuario debe poder ver los detalles de un evento cliqueando en dicho evento. Para esto integra el código para desplegar los detalles de un evento que desarrollaste en el curso.</text:p>
        </text:list-item>
        <text:list-item>
          <text:p text:style-name="P1">El usuario debe poder ver los siguientes detalles de un evento: lugar, nombre, descripción, costo, número de invitados.</text:p>
        </text:list-item>
        <text:list-item>
          <text:p text:style-name="P2">El usuario debe poder registrarse a través de un formulario de registro. El registro debe contener los siguientes campos: Nombre completo, Email, Contraseña, Confirmación de la Contraseña, Tipo de Usuario (Estudiante, Docente y Otro).</text:p>
        </text:list-item>
        <text:list-item>
          <text:p text:style-name="P2">El sitio debe validar que todos los campos del formulario de registro sean válidos y estén llenos (es decir todos son obligatorios), por ejemplo, que el campo de la contraseña contenga siete caracteres.</text:p>
        </text:list-item>
        <text:list-item>
          <text:p text:style-name="P2">El usuario debe Aceptar los Términos y Condiciones antes de enviar el formulario.</text:p>
        </text:list-item>
        <text:list-item>
          <text:p text:style-name="P2"><text:soft-page-break/>El sitio debe validar que el campo de email sea válido, es decir, que respete la estructura de un email.</text:p>
        </text:list-item>
        <text:list-item>
          <text:p text:style-name="P3">El sitio debe validar que el valor en los campos del formulario del registro: contraseña y conformación de la contraseña coinciden.</text:p>
        </text:list-item>
      </text:list>
      <text:h text:style-name="Heading_20_3" text:outline-level="3">Más detalles:</text:h>
      <text:p text:style-name="Text_20_body"><text:span text:style-name="T1">Durante la reunión se verificó que la estructura HMTL y de apariencia del sitio ya ha sido desarrollada por otro equipo, y que los datos de los eventos son generados por el equipo académico a través de un archivo JSON. Puedes encontrar los archivos ya desarrollados y el JSON en </text:span><text:a xlink:type="simple" xlink:href="https://nextu-latam-content-production.nextu.com/content_generator_v2/general_files/2049/JS18S_C1_ProyectoBase_V2.zip" text:style-name="Internet_20_link" text:visited-style-name="Visited_20_Internet_20_Link"><text:span text:style-name="T1">este enlace</text:span></text:a><text:span text:style-name="T1">.</text:span></text:p>
      <text:h text:style-name="Heading_20_3" text:outline-level="3">Importante</text:h>
      <text:p text:style-name="Text_20_body">Aunque el contenido de este sitio se puede desplegar de muchas formas, debes utilizar una estrategia especial en este reto que te ayudará a dominar el manejo del DOM con JavaScript. Esta estrategia consiste en que toda la información de la página es dinámica y se descarga a través del JSON vía AJAX, es decir que con JavaScript procesaremos toda la información del JSON para desplegarla correctamente en la página. </text:p>
      <text:p text:style-name="Text_20_body">Esta técnica es bastante usada cuando se requiere separar los datos de la visualización y usualmente ese JSON es dinámicamente construido desde el Backend a partir de alguna base de dato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8:43:11.646000510</meta:creation-date>
    <dc:date>2022-11-23T18:48:40.840971232</dc:date>
    <meta:editing-duration>PT5M3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2" meta:paragraph-count="24" meta:word-count="622" meta:character-count="3785" meta:non-whitespace-character-count="3195"/>
  </office:meta>
</office:document-meta>
</file>